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Arial" fo:font-size="12pt" fo:font-weight="bold" officeooo:rsid="0014e661" officeooo:paragraph-rsid="0014e661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14e661" officeooo:paragraph-rsid="0014e661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4e661" officeooo:paragraph-rsid="0014e661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e661" officeooo:paragraph-rsid="0014e661" style:font-size-asian="10.5pt" style:font-weight-asian="bold" style:font-size-complex="12pt" style:font-weight-complex="bold"/>
    </style:style>
    <style:style style:name="P5" style:family="paragraph" style:parent-style-name="Text_20_body" style:list-style-name="L3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uzi Management</text:p>
      <text:p text:style-name="P2"/>
      <text:h text:style-name="P1" text:outline-level="2">🏠 <text:span text:style-name="Strong_20_Emphasis">Intro Page Draft (Text Content)</text:span></text:h>
      <text:h text:style-name="Heading_20_3" text:outline-level="3"><text:span text:style-name="Strong_20_Emphasis">Hero Section</text:span></text:h>
      <text:p text:style-name="Text_20_body"><text:span text:style-name="Strong_20_Emphasis">Headline:</text:span></text:p>
      <text:p text:style-name="Quotations">Simplify Property Management. Empower Your Business.</text:p>
      <text:p text:style-name="Text_20_body"><text:span text:style-name="Strong_20_Emphasis">Sub-headline:</text:span></text:p>
      <text:p text:style-name="Quotations">Manage tenants, properties, and payments — all in one powerful platform built to help landlords, agents, and property managers stay in control.</text:p>
      <text:p text:style-name="Text_20_body"><text:span text:style-name="Strong_20_Emphasis">Call-to-Action (CTA):</text:span></text:p>
      <text:p text:style-name="Quotations">[Get Started] or [Request a Demo]</text:p>
      <text:p text:style-name="Text_20_body"><text:span text:style-name="Strong_20_Emphasis">Hero Visual Idea:</text:span><text:line-break/>A clean dashboard mock-up or a city skyline blended with property icons (apartments, houses, offices).</text:p>
      <text:p text:style-name="Horizontal_20_Line"/>
      <text:h text:style-name="Heading_20_3" text:outline-level="3"><text:span text:style-name="Strong_20_Emphasis">About / Overview Section</text:span></text:h>
      <text:p text:style-name="Text_20_body"><text:span text:style-name="Strong_20_Emphasis">Header:</text:span></text:p>
      <text:p text:style-name="Quotations">Manage Smarter, Not Harder.</text:p>
      <text:p text:style-name="Text_20_body"><text:span text:style-name="Strong_20_Emphasis">Body:</text:span><text:line-break/>Our platform brings everything you need to manage your properties into one easy-to-use space. From tenant on-boarding and rent collection to maintenance tracking and reporting — we automate the hard parts so you can focus on growth.</text:p>
      <text:p text:style-name="Text_20_body"><text:span text:style-name="Strong_20_Emphasis">Features Highlights (3–4 cards):</text:span></text:p>
      <text:list text:style-name="L3">
        <text:list-item>
          <text:p text:style-name="P5"><text:span text:style-name="Strong_20_Emphasis">Centralized Dashboard</text:span> – Track all your properties and tenants in real time.</text:p>
        </text:list-item>
        <text:list-item>
          <text:p text:style-name="P5"><text:span text:style-name="Strong_20_Emphasis">Online Payments</text:span> – Collect rent and fees securely.</text:p>
        </text:list-item>
        <text:list-item>
          <text:p text:style-name="P5"><text:span text:style-name="Strong_20_Emphasis">Maintenance Requests</text:span> – Handle issues efficiently and keep tenants happy.</text:p>
        </text:list-item>
        <text:list-item>
          <text:p text:style-name="P5"><text:span text:style-name="Strong_20_Emphasis">Analytics &amp; Reports</text:span> – Gain insights to make better business decisions.</text:p>
        </text:list-item>
      </text:list>
      <text:p text:style-name="Horizontal_20_Line"/>
      <text:h text:style-name="Heading_20_3" text:outline-level="3"><text:span text:style-name="Strong_20_Emphasis">Call-to-Action Section</text:span></text:h>
      <text:p text:style-name="Text_20_body"><text:span text:style-name="Strong_20_Emphasis">Header:</text:span></text:p>
      <text:p text:style-name="Quotations">Ready to Take Control of Your Properties?</text:p>
      <text:p text:style-name="Text_20_body"><text:span text:style-name="Strong_20_Emphasis">Button(s):</text:span></text:p>
      <text:p text:style-name="Quotations"><text:soft-page-break/>[Sign Up Free] or [Book a Demo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6:42:11.727621964</meta:creation-date>
    <dc:date>2025-10-08T19:33:18.024675790</dc:date>
    <meta:editing-duration>PT2H27M20S</meta:editing-duration>
    <meta:editing-cycles>1</meta:editing-cycles>
    <meta:document-statistic meta:table-count="0" meta:image-count="0" meta:object-count="0" meta:page-count="2" meta:paragraph-count="24" meta:word-count="175" meta:character-count="1161" meta:non-whitespace-character-count="1009"/>
    <meta:generator>LibreOffice/24.2.7.2$Linux_X86_64 LibreOffice_project/420$Build-2</meta:generator>
  </office:meta>
</office:document-meta>
</file>